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1cm"/>
    </style:style>
    <style:style style:name="P2" style:family="paragraph" style:parent-style-name="Text_20_body">
      <style:paragraph-properties fo:margin-top="0cm" fo:margin-bottom="0.101cm" fo:text-align="justify" style:justify-single-word="false"/>
    </style:style>
    <style:style style:name="P3" style:family="paragraph" style:parent-style-name="Text_20_body">
      <style:paragraph-properties fo:margin-top="0cm" fo:margin-bottom="0.101cm"/>
      <style:text-properties fo:language="ru" fo:country="RU"/>
    </style:style>
    <style:style style:name="P4" style:family="paragraph" style:parent-style-name="Text_20_body">
      <style:paragraph-properties fo:margin-top="0cm" fo:margin-bottom="0.101cm"/>
      <style:text-properties fo:language="en" fo:country="US"/>
    </style:style>
    <style:style style:name="P5" style:family="paragraph" style:parent-style-name="Heading_20_1"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2">
      <style:paragraph-properties fo:margin-top="0.21cm" fo:margin-bottom="0.21cm"/>
    </style:style>
    <style:style style:name="P8" style:family="paragraph" style:parent-style-name="Heading_20_2">
      <style:paragraph-properties fo:margin-top="0.21cm" fo:margin-bottom="0.21cm"/>
      <style:text-properties fo:language="ru" fo:country="RU"/>
    </style:style>
    <style:style style:name="P9" style:family="paragraph" style:parent-style-name="Heading_20_2">
      <style:paragraph-properties fo:margin-top="0.21cm" fo:margin-bottom="0.21cm"/>
      <style:text-properties fo:language="en" fo:country="US"/>
    </style:style>
    <style:style style:name="P10" style:family="paragraph" style:parent-style-name="Text_20_body" style:list-style-name="L1">
      <style:paragraph-properties fo:margin-top="0cm" fo:margin-bottom="0.101cm" fo:text-align="justify" style:justify-single-word="false"/>
      <style:text-properties fo:language="ru" fo:country="RU"/>
    </style:style>
    <style:style style:name="P11" style:family="paragraph" style:parent-style-name="Text_20_body" style:list-style-name="L3">
      <style:paragraph-properties fo:margin-top="0cm" fo:margin-bottom="0.101cm" fo:text-align="justify" style:justify-single-word="false"/>
      <style:text-properties fo:language="ru" fo:country="RU"/>
    </style:style>
    <style:style style:name="P12" style:family="paragraph" style:parent-style-name="Text_20_body" style:list-style-name="L1">
      <style:paragraph-properties fo:margin-top="0cm" fo:margin-bottom="0.101cm" fo:text-align="justify" style:justify-single-word="false"/>
    </style:style>
    <style:style style:name="P13" style:family="paragraph" style:parent-style-name="Text_20_body" style:list-style-name="L3">
      <style:paragraph-properties fo:margin-top="0cm" fo:margin-bottom="0.101cm" fo:text-align="justify" style:justify-single-word="false"/>
    </style:style>
    <style:style style:name="P14" style:family="paragraph" style:parent-style-name="Text_20_body">
      <style:paragraph-properties fo:margin-top="0cm" fo:margin-bottom="0.101cm"/>
      <style:text-properties fo:language="en" fo:country="US"/>
    </style:style>
    <style:style style:name="P15" style:family="paragraph" style:parent-style-name="Text_20_body" style:list-style-name="L2">
      <style:paragraph-properties fo:margin-top="0cm" fo:margin-bottom="0.101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none"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Разработка версии 0.1 системы <text:span text:style-name="T1">KEDR</text:span></text:h>
      <text:h text:style-name="P8" text:outline-level="2">1. Общие сведения</text:h>
      <text:p text:style-name="P2"><text:span text:style-name="T4">Система </text:span><text:span text:style-name="T2">KEDR</text:span><text:span text:style-name="T1"> </text:span><text:span text:style-name="T4">предназначена для </text:span><text:span text:style-name="T1">runtime-</text:span><text:span text:style-name="T4">анализа драйверов режима ядра ОС </text:span><text:span text:style-name="T1">Linux (</text:span><text:span text:style-name="T2">KEDR </text:span><text:span text:style-name="T1">= </text:span><text:span text:style-name="T2">KE</text:span><text:span text:style-name="T1">rnel-mode </text:span><text:span text:style-name="T3">D</text:span><text:span text:style-name="T1">rivers in </text:span><text:span text:style-name="T2">R</text:span><text:span text:style-name="T1">untime). </text:span></text:p>
      <text:p text:style-name="P2"><text:span text:style-name="T4">Система</text:span><text:span text:style-name="T1"> </text:span><text:span text:style-name="T4">работает с драйвером, заданным пользователем, отслеживает вызовы функций ядра, сделанные драйвером, организует </text:span><text:span text:style-name="T1">fault / low resource simulation </text:span><text:span text:style-name="T4">и т.д.</text:span></text:p>
      <text:p text:style-name="P2"><text:span text:style-name="T4">Система </text:span><text:span text:style-name="T1">KEDR </text:span><text:span text:style-name="T4">проектируется как расширяемая: в ней нужно иметь возможность добавлять новые наборы функций ядра, вызовы которых должны анализироваться. Также нужно иметь средства для реализации в дальнейшем других типов проверок драйвера (т.е. отличных от </text:span><text:span text:style-name="T1">fault simulation </text:span><text:span text:style-name="T4">и </text:span><text:span text:style-name="T1">call monitoring</text:span><text:span text:style-name="T4">).</text:span></text:p>
      <text:h text:style-name="P7" text:outline-level="2"><text:span text:style-name="T1">2. </text:span><text:span text:style-name="T4">Цели разработки </text:span><text:span text:style-name="T1">KEDR v.0.1</text:span></text:h>
      <text:list xml:id="list31237148" text:style-name="L1">
        <text:list-item>
          <text:p text:style-name="P10">Отработать технику <text:span text:style-name="T1">runtime-</text:span>анализа для поиска ошибок в различных драйверах, в том числе и в драйверах, используемых в <text:span text:style-name="T1">desktop-</text:span>системах на базе <text:span text:style-name="T1">OC Linux в </text:span>настоящее время.</text:p>
        </text:list-item>
        <text:list-item>
          <text:p text:style-name="P10">Собрать отзывы разработчиков драйверов Linux о достоинствах и недостатках предлагаемой системы runtime-анализа. Уточнить наиболее важные use case. Выявить виды анализа драйверов, которые были бы наиболее полезны для разработчиков. </text:p>
        </text:list-item>
        <text:list-item>
          <text:p text:style-name="P12"><text:span text:style-name="T4">Продемонстрировать потенциальным пользователям системы возможности </text:span><text:span text:style-name="T1">runtime-</text:span><text:span text:style-name="T4">анализа драйверов.</text:span></text:p>
        </text:list-item>
      </text:list>
      <text:h text:style-name="P9" text:outline-level="2">3. Deliverables</text:h>
      <text:p text:style-name="P4">Основным deliverable для KEDR v.0.1 является source-пакет (архив), включающий в себя следующее:</text:p>
      <text:list xml:id="list31237168" text:style-name="L2">
        <text:list-item>
          <text:p text:style-name="P15">исходный код системы;</text:p>
        </text:list-item>
        <text:list-item>
          <text:p text:style-name="P15">документацию (DocBook, HTML);</text:p>
        </text:list-item>
        <text:list-item>
          <text:p text:style-name="P15">примеры использования;</text:p>
        </text:list-item>
        <text:list-item>
          <text:p text:style-name="P15">средства для автоматического конфигурирования, сборки и установки пакета (поддержка "cmake - make - make install"). </text:p>
        </text:list-item>
      </text:list>
      <text:h text:style-name="P7" text:outline-level="2"><text:span text:style-name="T1">4</text:span><text:span text:style-name="T4">. Сроки разработки </text:span><text:span text:style-name="T1">KEDR v.0.1</text:span></text:h>
      <text:p text:style-name="P1"><text:span text:style-name="T4">Официальное начало разработки - </text:span><text:span text:style-name="T5">31 мая 2010 г.</text:span></text:p>
      <text:p text:style-name="P1"><text:span text:style-name="T4">Версия </text:span><text:span text:style-name="T1">0.1 </text:span><text:span text:style-name="T4">системы </text:span><text:span text:style-name="T1">KEDR </text:span><text:span text:style-name="T4">должна быть выпущена до </text:span><text:span text:style-name="T5">21 ноября 2010 г.</text:span></text:p>
      <text:p text:style-name="P1"><text:span text:style-name="T4">В середине октября 2010 г. планируется также выпуск </text:span><text:span text:style-name="T1">KEDR 0.1</text:span><text:span text:style-name="T4"> </text:span><text:span text:style-name="T1">beta.</text:span></text:p>
      <text:p text:style-name="P3">Период разработки состоит из 4 этапов. Распределение задач, сроки для каждого этапа и т.д. - в отдельном документе (см. <text:span text:style-name="T1">"</text:span>kedr_0.1-plan.<text:span text:style-name="T1">odt</text:span>").</text:p>
      <text:h text:style-name="P8" text:outline-level="2"><text:span text:style-name="T1">5</text:span>. Текущее состояние дел</text:h>
      <text:p text:style-name="P2"><text:span text:style-name="T4">На данный момент (</text:span><text:span text:style-name="T4"><text:date style:data-style-name="N36" text:date-value="2010-05-25T11:47:51.31" text:fixed="true">25.05.2010</text:date></text:span><text:span text:style-name="T4">): </text:span></text:p>
      <text:list xml:id="list31251015" text:style-name="L3">
        <text:list-item>
          <text:p text:style-name="P13"><text:span text:style-name="T4">Подготовлены прототипы всех основных компонентов системы. На этих прототипах отработаны технологии перехвата и отслеживания вызовов функций, управления механизмом </text:span><text:span text:style-name="T1">fault simulation </text:span><text:span text:style-name="T4">(с возможностью задания пользовательских сценариев), управления выводом данных об анализируемом драйвере в трассу и т.д.</text:span></text:p>
        </text:list-item>
        <text:list-item>
          <text:p text:style-name="P11">Идёт работа над прототипом средств сборки и установки системы.</text:p>
        </text:list-item>
        <text:list-item>
          <text:p text:style-name="P11">Организованы репозитории для системы <text:span text:style-name="T1">KEDR </text:span>и для вспомогательных файлов на <text:span text:style-name="T1">Itgdev.igroup.ispras.ru </text:span>и на <text:span text:style-name="T1">BerliOS Developer </text:span>(<text:a xlink:type="simple" xlink:href="https://developer.berlios.de/projects/kedr/">https://developer.berlios.de/projects/kedr/</text:a>)<text:span text:style-name="T1">.</text:span></text:p>
        </text:list-item>
      </text:list>
      <text:h text:style-name="P6" text:outline-level="2"><text:span text:style-name="T1">6</text:span>. Разработчики</text:h>
      <text:p text:style-name="P3">Разработчики: Е.А.Шатохин, А.В.Цыварев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0M13S</meta:editing-duration>
    <meta:editing-cycles>99</meta:editing-cycles>
    <meta:generator>OpenOffice.org/3.2$Win32 OpenOffice.org_project/320m12$Build-9483</meta:generator>
    <dc:date>2010-06-18T11:13:06.67</dc:date>
    <dc:creator>Eugene Shatokhin</dc:creator>
    <meta:document-statistic meta:table-count="0" meta:image-count="0" meta:object-count="0" meta:page-count="1" meta:paragraph-count="27" meta:word-count="324" meta:character-count="2436"/>
    <meta:user-defined meta:name="Info 1"/>
    <meta:user-defined meta:name="Info 2"/>
    <meta:user-defined meta:name="Info 3"/>
    <meta:user-defined meta:name="Info 4"/>
  </office:meta>
</office:document-meta>
</file>